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4mm"/>
    </style:style>
    <style:style style:name="co2" style:family="table-column">
      <style:table-column-properties fo:break-before="auto" style:column-width="24.85mm"/>
    </style:style>
    <style:style style:name="co3" style:family="table-column">
      <style:table-column-properties fo:break-before="auto" style:column-width="19.14mm"/>
    </style:style>
    <style:style style:name="co4" style:family="table-column">
      <style:table-column-properties fo:break-before="auto" style:column-width="16.42mm"/>
    </style:style>
    <style:style style:name="co5" style:family="table-column">
      <style:table-column-properties fo:break-before="auto" style:column-width="7.97mm"/>
    </style:style>
    <style:style style:name="co6" style:family="table-column">
      <style:table-column-properties fo:break-before="auto" style:column-width="31.66mm"/>
    </style:style>
    <style:style style:name="co7" style:family="table-column">
      <style:table-column-properties fo:break-before="auto" style:column-width="6.07mm"/>
    </style:style>
    <style:style style:name="co8" style:family="table-column">
      <style:table-column-properties fo:break-before="auto" style:column-width="9.61mm"/>
    </style:style>
    <style:style style:name="co9" style:family="table-column">
      <style:table-column-properties fo:break-before="auto" style:column-width="20.5mm"/>
    </style:style>
    <style:style style:name="co10" style:family="table-column">
      <style:table-column-properties fo:break-before="auto" style:column-width="12.88mm"/>
    </style:style>
    <style:style style:name="co11" style:family="table-column">
      <style:table-column-properties fo:break-before="auto" style:column-width="4.97mm"/>
    </style:style>
    <style:style style:name="co12" style:family="table-column">
      <style:table-column-properties fo:break-before="auto" style:column-width="15.59mm"/>
    </style:style>
    <style:style style:name="co13" style:family="table-column">
      <style:table-column-properties fo:break-before="auto" style:column-width="5.26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8.78mm"/>
    </style:style>
    <style:style style:name="co16" style:family="table-column">
      <style:table-column-properties fo:break-before="auto" style:column-width="14.52mm"/>
    </style:style>
    <style:style style:name="co17" style:family="table-column">
      <style:table-column-properties fo:break-before="auto" style:column-width="27.85mm"/>
    </style:style>
    <style:style style:name="co18" style:family="table-column">
      <style:table-column-properties fo:break-before="auto" style:column-width="9.88mm"/>
    </style:style>
    <style:style style:name="co19" style:family="table-column">
      <style:table-column-properties fo:break-before="auto" style:column-width="32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est_pop" table:style-name="ta1">
        <table:shapes>
          <draw:frame draw:z-index="0" draw:style-name="gr1" draw:text-style-name="P1" svg:width="159.91mm" svg:height="90.04mm" svg:x="259.2mm" svg:y="17.8mm">
            <loext:p draw:notify-on-update-of-ranges="best_pop.A3:best_pop.A50 best_pop.B3:best_pop.B5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contains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(if</text:p>
          </table:table-cell>
          <table:table-cell office:value-type="string" calcext:value-type="string">
            <text:p>found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objectives</text:p>
          </table:table-cell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constraints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real_var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bin_var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nstr_violation</text:p>
          </table:table-cell>
          <table:table-cell/>
          <table:table-cell office:value-type="string" calcext:value-type="string">
            <text:p>rank</text:p>
          </table:table-cell>
          <table:table-cell/>
          <table:table-cell office:value-type="string" calcext:value-type="string">
            <text:p>crowding_distance</text:p>
          </table:table-cell>
        </table:table-row>
        <table:table-row table:style-name="ro1">
          <table:table-cell office:value-type="float" office:value="0.9988799" calcext:value-type="float">
            <text:p>0.9988799</text:p>
          </table:table-cell>
          <table:table-cell office:value-type="float" office:value="0.000001254695" calcext:value-type="float">
            <text:p>1.254695E-06</text:p>
          </table:table-cell>
          <table:table-cell office:value-type="float" office:value="4.99888" calcext:value-type="float">
            <text:p>4.998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0000000000" calcext:value-type="float">
            <text:p>100000000000000</text:p>
          </table:table-cell>
          <table:table-cell table:number-columns-repeated="25"/>
        </table:table-row>
        <table:table-row table:style-name="ro1">
          <table:table-cell office:value-type="float" office:value="-0.9992476" calcext:value-type="float">
            <text:p>-0.9992476</text:p>
          </table:table-cell>
          <table:table-cell office:value-type="float" office:value="16.00602" calcext:value-type="float">
            <text:p>16.00602</text:p>
          </table:table-cell>
          <table:table-cell office:value-type="float" office:value="0.9992476" calcext:value-type="float">
            <text:p>0.99924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00000000000" calcext:value-type="float">
            <text:p>100000000000000</text:p>
          </table:table-cell>
          <table:table-cell table:number-columns-repeated="25"/>
        </table:table-row>
        <table:table-row table:style-name="ro1">
          <table:table-cell office:value-type="float" office:value="-0.03904915" calcext:value-type="float">
            <text:p>-0.03904915</text:p>
          </table:table-cell>
          <table:table-cell office:value-type="float" office:value="9.23582" calcext:value-type="float">
            <text:p>9.23582</text:p>
          </table:table-cell>
          <table:table-cell office:value-type="float" office:value="1.960951" calcext:value-type="float">
            <text:p>1.9609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872225" calcext:value-type="float">
            <text:p>0.2872225</text:p>
          </table:table-cell>
          <table:table-cell table:number-columns-repeated="25"/>
        </table:table-row>
        <table:table-row table:style-name="ro1">
          <table:table-cell office:value-type="float" office:value="0.005389951" calcext:value-type="float">
            <text:p>0.005389951</text:p>
          </table:table-cell>
          <table:table-cell office:value-type="float" office:value="0.9892491" calcext:value-type="float">
            <text:p>0.9892491</text:p>
          </table:table-cell>
          <table:table-cell office:value-type="float" office:value="4.00539" calcext:value-type="float">
            <text:p>4.005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742116" calcext:value-type="float">
            <text:p>0.2742116</text:p>
          </table:table-cell>
          <table:table-cell table:number-columns-repeated="25"/>
        </table:table-row>
        <table:table-row table:style-name="ro1">
          <table:table-cell office:value-type="float" office:value="-0.3317376" calcext:value-type="float">
            <text:p>-0.3317376</text:p>
          </table:table-cell>
          <table:table-cell office:value-type="float" office:value="11.10048" calcext:value-type="float">
            <text:p>11.10048</text:p>
          </table:table-cell>
          <table:table-cell office:value-type="float" office:value="1.668262" calcext:value-type="float">
            <text:p>1.6682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363641" calcext:value-type="float">
            <text:p>0.04363641</text:p>
          </table:table-cell>
          <table:table-cell table:number-columns-repeated="25"/>
        </table:table-row>
        <table:table-row table:style-name="ro1">
          <table:table-cell office:value-type="float" office:value="0.6139537" calcext:value-type="float">
            <text:p>0.6139537</text:p>
          </table:table-cell>
          <table:table-cell office:value-type="float" office:value="0.1490317" calcext:value-type="float">
            <text:p>0.1490317</text:p>
          </table:table-cell>
          <table:table-cell office:value-type="float" office:value="4.613954" calcext:value-type="float">
            <text:p>4.6139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97614" calcext:value-type="float">
            <text:p>0.0397614</text:p>
          </table:table-cell>
          <table:table-cell table:number-columns-repeated="25"/>
        </table:table-row>
        <table:table-row table:style-name="ro1">
          <table:table-cell office:value-type="float" office:value="-0.6444431" calcext:value-type="float">
            <text:p>-0.6444431</text:p>
          </table:table-cell>
          <table:table-cell office:value-type="float" office:value="13.28197" calcext:value-type="float">
            <text:p>13.28197</text:p>
          </table:table-cell>
          <table:table-cell office:value-type="float" office:value="1.355557" calcext:value-type="float">
            <text:p>1.3555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834412" calcext:value-type="float">
            <text:p>0.03834412</text:p>
          </table:table-cell>
          <table:table-cell table:number-columns-repeated="25"/>
        </table:table-row>
        <table:table-row table:style-name="ro1">
          <table:table-cell office:value-type="float" office:value="-0.3847504" calcext:value-type="float">
            <text:p>-0.3847504</text:p>
          </table:table-cell>
          <table:table-cell office:value-type="float" office:value="11.45653" calcext:value-type="float">
            <text:p>11.45653</text:p>
          </table:table-cell>
          <table:table-cell office:value-type="float" office:value="1.61525" calcext:value-type="float">
            <text:p>1.615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672265" calcext:value-type="float">
            <text:p>0.03672265</text:p>
          </table:table-cell>
          <table:table-cell table:number-columns-repeated="25"/>
        </table:table-row>
        <table:table-row table:style-name="ro1">
          <table:table-cell office:value-type="float" office:value="-0.9011205" calcext:value-type="float">
            <text:p>-0.9011205</text:p>
          </table:table-cell>
          <table:table-cell office:value-type="float" office:value="15.21874" calcext:value-type="float">
            <text:p>15.21874</text:p>
          </table:table-cell>
          <table:table-cell office:value-type="float" office:value="1.098879" calcext:value-type="float">
            <text:p>1.0988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546992" calcext:value-type="float">
            <text:p>0.03546992</text:p>
          </table:table-cell>
          <table:table-cell table:number-columns-repeated="25"/>
        </table:table-row>
        <table:table-row table:style-name="ro1">
          <table:table-cell office:value-type="float" office:value="0.2399905" calcext:value-type="float">
            <text:p>0.2399905</text:p>
          </table:table-cell>
          <table:table-cell office:value-type="float" office:value="0.5776144" calcext:value-type="float">
            <text:p>0.5776144</text:p>
          </table:table-cell>
          <table:table-cell office:value-type="float" office:value="4.23999" calcext:value-type="float">
            <text:p>4.23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412706" calcext:value-type="float">
            <text:p>0.03412706</text:p>
          </table:table-cell>
          <table:table-cell table:number-columns-repeated="25"/>
        </table:table-row>
        <table:table-row table:style-name="ro1">
          <table:table-cell office:value-type="float" office:value="-0.8478272" calcext:value-type="float">
            <text:p>-0.8478272</text:p>
          </table:table-cell>
          <table:table-cell office:value-type="float" office:value="14.80577" calcext:value-type="float">
            <text:p>14.80577</text:p>
          </table:table-cell>
          <table:table-cell office:value-type="float" office:value="1.152173" calcext:value-type="float">
            <text:p>1.1521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319282" calcext:value-type="float">
            <text:p>0.03319282</text:p>
          </table:table-cell>
          <table:table-cell table:number-columns-repeated="25"/>
        </table:table-row>
        <table:table-row table:style-name="ro1">
          <table:table-cell office:value-type="float" office:value="0.08178921" calcext:value-type="float">
            <text:p>0.08178921</text:p>
          </table:table-cell>
          <table:table-cell office:value-type="float" office:value="0.843111" calcext:value-type="float">
            <text:p>0.843111</text:p>
          </table:table-cell>
          <table:table-cell office:value-type="float" office:value="4.081789" calcext:value-type="float">
            <text:p>4.0817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30282" calcext:value-type="float">
            <text:p>0.0330282</text:p>
          </table:table-cell>
          <table:table-cell table:number-columns-repeated="25"/>
        </table:table-row>
        <table:table-row table:style-name="ro1">
          <table:table-cell office:value-type="float" office:value="-0.7543039" calcext:value-type="float">
            <text:p>-0.7543039</text:p>
          </table:table-cell>
          <table:table-cell office:value-type="float" office:value="14.0948" calcext:value-type="float">
            <text:p>14.0948</text:p>
          </table:table-cell>
          <table:table-cell office:value-type="float" office:value="1.245696" calcext:value-type="float">
            <text:p>1.2456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259458" calcext:value-type="float">
            <text:p>0.03259458</text:p>
          </table:table-cell>
          <table:table-cell table:number-columns-repeated="25"/>
        </table:table-row>
        <table:table-row table:style-name="ro1">
          <table:table-cell office:value-type="float" office:value="-0.4114172" calcext:value-type="float">
            <text:p>-0.4114172</text:p>
          </table:table-cell>
          <table:table-cell office:value-type="float" office:value="11.63777" calcext:value-type="float">
            <text:p>11.63777</text:p>
          </table:table-cell>
          <table:table-cell office:value-type="float" office:value="1.588583" calcext:value-type="float">
            <text:p>1.5885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002664" calcext:value-type="float">
            <text:p>0.03002664</text:p>
          </table:table-cell>
          <table:table-cell table:number-columns-repeated="25"/>
        </table:table-row>
        <table:table-row table:style-name="ro1">
          <table:table-cell office:value-type="float" office:value="0.1476835" calcext:value-type="float">
            <text:p>0.1476835</text:p>
          </table:table-cell>
          <table:table-cell office:value-type="float" office:value="0.7264434" calcext:value-type="float">
            <text:p>0.7264434</text:p>
          </table:table-cell>
          <table:table-cell office:value-type="float" office:value="4.147684" calcext:value-type="float">
            <text:p>4.1476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923533" calcext:value-type="float">
            <text:p>0.02923533</text:p>
          </table:table-cell>
          <table:table-cell table:number-columns-repeated="25"/>
        </table:table-row>
        <table:table-row table:style-name="ro1">
          <table:table-cell office:value-type="float" office:value="-0.1606662" calcext:value-type="float">
            <text:p>-0.1606662</text:p>
          </table:table-cell>
          <table:table-cell office:value-type="float" office:value="9.989811" calcext:value-type="float">
            <text:p>9.989811</text:p>
          </table:table-cell>
          <table:table-cell office:value-type="float" office:value="1.839334" calcext:value-type="float">
            <text:p>1.8393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911237" calcext:value-type="float">
            <text:p>0.02911237</text:p>
          </table:table-cell>
          <table:table-cell table:number-columns-repeated="25"/>
        </table:table-row>
        <table:table-row table:style-name="ro1">
          <table:table-cell office:value-type="float" office:value="-0.2167882" calcext:value-type="float">
            <text:p>-0.2167882</text:p>
          </table:table-cell>
          <table:table-cell office:value-type="float" office:value="10.34773" calcext:value-type="float">
            <text:p>10.34773</text:p>
          </table:table-cell>
          <table:table-cell office:value-type="float" office:value="1.783212" calcext:value-type="float">
            <text:p>1.7832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910005" calcext:value-type="float">
            <text:p>0.02910005</text:p>
          </table:table-cell>
          <table:table-cell table:number-columns-repeated="25"/>
        </table:table-row>
        <table:table-row table:style-name="ro1">
          <table:table-cell office:value-type="float" office:value="-0.9424344" calcext:value-type="float">
            <text:p>-0.9424344</text:p>
          </table:table-cell>
          <table:table-cell office:value-type="float" office:value="15.54279" calcext:value-type="float">
            <text:p>15.54279</text:p>
          </table:table-cell>
          <table:table-cell office:value-type="float" office:value="1.057566" calcext:value-type="float">
            <text:p>1.0575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902063" calcext:value-type="float">
            <text:p>0.02902063</text:p>
          </table:table-cell>
          <table:table-cell table:number-columns-repeated="25"/>
        </table:table-row>
        <table:table-row table:style-name="ro1">
          <table:table-cell office:value-type="float" office:value="-0.9596545" calcext:value-type="float">
            <text:p>-0.9596545</text:p>
          </table:table-cell>
          <table:table-cell office:value-type="float" office:value="15.67886" calcext:value-type="float">
            <text:p>15.67886</text:p>
          </table:table-cell>
          <table:table-cell office:value-type="float" office:value="1.040345" calcext:value-type="float">
            <text:p>1.0403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868714" calcext:value-type="float">
            <text:p>0.02868714</text:p>
          </table:table-cell>
          <table:table-cell table:number-columns-repeated="25"/>
        </table:table-row>
        <table:table-row table:style-name="ro1">
          <table:table-cell office:value-type="float" office:value="0.1777678" calcext:value-type="float">
            <text:p>0.1777678</text:p>
          </table:table-cell>
          <table:table-cell office:value-type="float" office:value="0.6760658" calcext:value-type="float">
            <text:p>0.6760658</text:p>
          </table:table-cell>
          <table:table-cell office:value-type="float" office:value="4.177768" calcext:value-type="float">
            <text:p>4.1777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774753" calcext:value-type="float">
            <text:p>0.02774753</text:p>
          </table:table-cell>
          <table:table-cell table:number-columns-repeated="25"/>
        </table:table-row>
        <table:table-row table:style-name="ro1">
          <table:table-cell office:value-type="float" office:value="-0.7158947" calcext:value-type="float">
            <text:p>-0.7158947</text:p>
          </table:table-cell>
          <table:table-cell office:value-type="float" office:value="13.80787" calcext:value-type="float">
            <text:p>13.80787</text:p>
          </table:table-cell>
          <table:table-cell office:value-type="float" office:value="1.284105" calcext:value-type="float">
            <text:p>1.2841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624509" calcext:value-type="float">
            <text:p>0.02624509</text:p>
          </table:table-cell>
          <table:table-cell table:number-columns-repeated="25"/>
        </table:table-row>
        <table:table-row table:style-name="ro1">
          <table:table-cell office:value-type="float" office:value="-0.8706768" calcext:value-type="float">
            <text:p>-0.8706768</text:p>
          </table:table-cell>
          <table:table-cell office:value-type="float" office:value="14.98214" calcext:value-type="float">
            <text:p>14.98214</text:p>
          </table:table-cell>
          <table:table-cell office:value-type="float" office:value="1.129323" calcext:value-type="float">
            <text:p>1.1293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62362" calcext:value-type="float">
            <text:p>0.0262362</text:p>
          </table:table-cell>
          <table:table-cell table:number-columns-repeated="25"/>
        </table:table-row>
        <table:table-row table:style-name="ro1">
          <table:table-cell office:value-type="float" office:value="-0.5684483" calcext:value-type="float">
            <text:p>-0.5684483</text:p>
          </table:table-cell>
          <table:table-cell office:value-type="float" office:value="12.73382" calcext:value-type="float">
            <text:p>12.73382</text:p>
          </table:table-cell>
          <table:table-cell office:value-type="float" office:value="1.431552" calcext:value-type="float">
            <text:p>1.4315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525101" calcext:value-type="float">
            <text:p>0.02525101</text:p>
          </table:table-cell>
          <table:table-cell table:number-columns-repeated="25"/>
        </table:table-row>
        <table:table-row table:style-name="ro1">
          <table:table-cell office:value-type="float" office:value="-0.1913802" calcext:value-type="float">
            <text:p>-0.1913802</text:p>
          </table:table-cell>
          <table:table-cell office:value-type="float" office:value="10.18491" calcext:value-type="float">
            <text:p>10.18491</text:p>
          </table:table-cell>
          <table:table-cell office:value-type="float" office:value="1.80862" calcext:value-type="float">
            <text:p>1.808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522431" calcext:value-type="float">
            <text:p>0.02522431</text:p>
          </table:table-cell>
          <table:table-cell table:number-columns-repeated="25"/>
        </table:table-row>
        <table:table-row table:style-name="ro1">
          <table:table-cell office:value-type="float" office:value="0.4124878" calcext:value-type="float">
            <text:p>0.4124878</text:p>
          </table:table-cell>
          <table:table-cell office:value-type="float" office:value="0.3451705" calcext:value-type="float">
            <text:p>0.3451705</text:p>
          </table:table-cell>
          <table:table-cell office:value-type="float" office:value="4.412488" calcext:value-type="float">
            <text:p>4.4124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51173" calcext:value-type="float">
            <text:p>0.0251173</text:p>
          </table:table-cell>
          <table:table-cell table:number-columns-repeated="25"/>
        </table:table-row>
        <table:table-row table:style-name="ro1">
          <table:table-cell office:value-type="float" office:value="-0.0809462" calcext:value-type="float">
            <text:p>-0.0809462</text:p>
          </table:table-cell>
          <table:table-cell office:value-type="float" office:value="9.492229" calcext:value-type="float">
            <text:p>9.492229</text:p>
          </table:table-cell>
          <table:table-cell office:value-type="float" office:value="1.919054" calcext:value-type="float">
            <text:p>1.9190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475452" calcext:value-type="float">
            <text:p>0.02475452</text:p>
          </table:table-cell>
          <table:table-cell table:number-columns-repeated="25"/>
        </table:table-row>
        <table:table-row table:style-name="ro1">
          <table:table-cell office:value-type="float" office:value="-0.5445419" calcext:value-type="float">
            <text:p>-0.5445419</text:p>
          </table:table-cell>
          <table:table-cell office:value-type="float" office:value="12.56378" calcext:value-type="float">
            <text:p>12.56378</text:p>
          </table:table-cell>
          <table:table-cell office:value-type="float" office:value="1.455458" calcext:value-type="float">
            <text:p>1.4554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465304" calcext:value-type="float">
            <text:p>0.02465304</text:p>
          </table:table-cell>
          <table:table-cell table:number-columns-repeated="25"/>
        </table:table-row>
        <table:table-row table:style-name="ro1">
          <table:table-cell office:value-type="float" office:value="-0.7831704" calcext:value-type="float">
            <text:p>-0.7831704</text:p>
          </table:table-cell>
          <table:table-cell office:value-type="float" office:value="14.31238" calcext:value-type="float">
            <text:p>14.31238</text:p>
          </table:table-cell>
          <table:table-cell office:value-type="float" office:value="1.21683" calcext:value-type="float">
            <text:p>1.216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364668" calcext:value-type="float">
            <text:p>0.02364668</text:p>
          </table:table-cell>
          <table:table-cell table:number-columns-repeated="25"/>
        </table:table-row>
        <table:table-row table:style-name="ro1">
          <table:table-cell office:value-type="float" office:value="0.5008734" calcext:value-type="float">
            <text:p>0.5008734</text:p>
          </table:table-cell>
          <table:table-cell office:value-type="float" office:value="0.2491274" calcext:value-type="float">
            <text:p>0.2491274</text:p>
          </table:table-cell>
          <table:table-cell office:value-type="float" office:value="4.500873" calcext:value-type="float">
            <text:p>4.5008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303074" calcext:value-type="float">
            <text:p>0.02303074</text:p>
          </table:table-cell>
          <table:table-cell table:number-columns-repeated="25"/>
        </table:table-row>
        <table:table-row table:style-name="ro1">
          <table:table-cell office:value-type="float" office:value="0.3633336" calcext:value-type="float">
            <text:p>0.3633336</text:p>
          </table:table-cell>
          <table:table-cell office:value-type="float" office:value="0.4053442" calcext:value-type="float">
            <text:p>0.4053442</text:p>
          </table:table-cell>
          <table:table-cell office:value-type="float" office:value="4.363334" calcext:value-type="float">
            <text:p>4.3633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265718" calcext:value-type="float">
            <text:p>0.02265718</text:p>
          </table:table-cell>
          <table:table-cell table:number-columns-repeated="25"/>
        </table:table-row>
        <table:table-row table:style-name="ro1">
          <table:table-cell office:value-type="float" office:value="-0.6907251" calcext:value-type="float">
            <text:p>-0.6907251</text:p>
          </table:table-cell>
          <table:table-cell office:value-type="float" office:value="13.62145" calcext:value-type="float">
            <text:p>13.62145</text:p>
          </table:table-cell>
          <table:table-cell office:value-type="float" office:value="1.309275" calcext:value-type="float">
            <text:p>1.3092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218629" calcext:value-type="float">
            <text:p>0.02218629</text:p>
          </table:table-cell>
          <table:table-cell table:number-columns-repeated="25"/>
        </table:table-row>
        <table:table-row table:style-name="ro1">
          <table:table-cell office:value-type="float" office:value="-0.6105599" calcext:value-type="float">
            <text:p>-0.6105599</text:p>
          </table:table-cell>
          <table:table-cell office:value-type="float" office:value="13.03614" calcext:value-type="float">
            <text:p>13.03614</text:p>
          </table:table-cell>
          <table:table-cell office:value-type="float" office:value="1.38944" calcext:value-type="float">
            <text:p>1.389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218265" calcext:value-type="float">
            <text:p>0.02218265</text:p>
          </table:table-cell>
          <table:table-cell table:number-columns-repeated="25"/>
        </table:table-row>
        <table:table-row table:style-name="ro1">
          <table:table-cell office:value-type="float" office:value="-0.4495014" calcext:value-type="float">
            <text:p>-0.4495014</text:p>
          </table:table-cell>
          <table:table-cell office:value-type="float" office:value="11.89906" calcext:value-type="float">
            <text:p>11.89906</text:p>
          </table:table-cell>
          <table:table-cell office:value-type="float" office:value="1.550499" calcext:value-type="float">
            <text:p>1.5504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18158" calcext:value-type="float">
            <text:p>0.0218158</text:p>
          </table:table-cell>
          <table:table-cell table:number-columns-repeated="25"/>
        </table:table-row>
        <table:table-row table:style-name="ro1">
          <table:table-cell office:value-type="float" office:value="-0.4699301" calcext:value-type="float">
            <text:p>-0.4699301</text:p>
          </table:table-cell>
          <table:table-cell office:value-type="float" office:value="12.04041" calcext:value-type="float">
            <text:p>12.04041</text:p>
          </table:table-cell>
          <table:table-cell office:value-type="float" office:value="1.53007" calcext:value-type="float">
            <text:p>1.530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166048" calcext:value-type="float">
            <text:p>0.02166048</text:p>
          </table:table-cell>
          <table:table-cell table:number-columns-repeated="25"/>
        </table:table-row>
        <table:table-row table:style-name="ro1">
          <table:table-cell office:value-type="float" office:value="-0.5161669" calcext:value-type="float">
            <text:p>-0.5161669</text:p>
          </table:table-cell>
          <table:table-cell office:value-type="float" office:value="12.36343" calcext:value-type="float">
            <text:p>12.36343</text:p>
          </table:table-cell>
          <table:table-cell office:value-type="float" office:value="1.483833" calcext:value-type="float">
            <text:p>1.4838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166048" calcext:value-type="float">
            <text:p>0.02166048</text:p>
          </table:table-cell>
          <table:table-cell table:number-columns-repeated="25"/>
        </table:table-row>
        <table:table-row table:style-name="ro1">
          <table:table-cell office:value-type="float" office:value="0.531087" calcext:value-type="float">
            <text:p>0.531087</text:p>
          </table:table-cell>
          <table:table-cell office:value-type="float" office:value="0.2198794" calcext:value-type="float">
            <text:p>0.2198794</text:p>
          </table:table-cell>
          <table:table-cell office:value-type="float" office:value="4.531087" calcext:value-type="float">
            <text:p>4.5310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164974" calcext:value-type="float">
            <text:p>0.02164974</text:p>
          </table:table-cell>
          <table:table-cell table:number-columns-repeated="25"/>
        </table:table-row>
        <table:table-row table:style-name="ro1">
          <table:table-cell office:value-type="float" office:value="0.3341938" calcext:value-type="float">
            <text:p>0.3341938</text:p>
          </table:table-cell>
          <table:table-cell office:value-type="float" office:value="0.4432979" calcext:value-type="float">
            <text:p>0.4432979</text:p>
          </table:table-cell>
          <table:table-cell office:value-type="float" office:value="4.334194" calcext:value-type="float">
            <text:p>4.3341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076473" calcext:value-type="float">
            <text:p>0.02076473</text:p>
          </table:table-cell>
          <table:table-cell table:number-columns-repeated="25"/>
        </table:table-row>
        <table:table-row table:style-name="ro1">
          <table:table-cell office:value-type="float" office:value="-0.09507342" calcext:value-type="float">
            <text:p>-0.09507342</text:p>
          </table:table-cell>
          <table:table-cell office:value-type="float" office:value="9.579479" calcext:value-type="float">
            <text:p>9.579479</text:p>
          </table:table-cell>
          <table:table-cell office:value-type="float" office:value="1.904927" calcext:value-type="float">
            <text:p>1.9049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016008" calcext:value-type="float">
            <text:p>0.02016008</text:p>
          </table:table-cell>
          <table:table-cell table:number-columns-repeated="25"/>
        </table:table-row>
        <table:table-row table:style-name="ro1">
          <table:table-cell office:value-type="float" office:value="-0.5978871" calcext:value-type="float">
            <text:p>-0.5978871</text:p>
          </table:table-cell>
          <table:table-cell office:value-type="float" office:value="12.94479" calcext:value-type="float">
            <text:p>12.94479</text:p>
          </table:table-cell>
          <table:table-cell office:value-type="float" office:value="1.402113" calcext:value-type="float">
            <text:p>1.4021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998169" calcext:value-type="float">
            <text:p>0.01998169</text:p>
          </table:table-cell>
          <table:table-cell table:number-columns-repeated="25"/>
        </table:table-row>
        <table:table-row table:style-name="ro1">
          <table:table-cell office:value-type="float" office:value="-0.289626" calcext:value-type="float">
            <text:p>-0.289626</text:p>
          </table:table-cell>
          <table:table-cell office:value-type="float" office:value="10.82164" calcext:value-type="float">
            <text:p>10.82164</text:p>
          </table:table-cell>
          <table:table-cell office:value-type="float" office:value="1.710374" calcext:value-type="float">
            <text:p>1.7103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941087" calcext:value-type="float">
            <text:p>0.01941087</text:p>
          </table:table-cell>
          <table:table-cell table:number-columns-repeated="25"/>
        </table:table-row>
        <table:table-row table:style-name="ro1">
          <table:table-cell office:value-type="float" office:value="0.8098394" calcext:value-type="float">
            <text:p>0.8098394</text:p>
          </table:table-cell>
          <table:table-cell office:value-type="float" office:value="0.03616106" calcext:value-type="float">
            <text:p>0.03616106</text:p>
          </table:table-cell>
          <table:table-cell office:value-type="float" office:value="4.809839" calcext:value-type="float">
            <text:p>4.8098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854238" calcext:value-type="float">
            <text:p>0.01854238</text:p>
          </table:table-cell>
          <table:table-cell table:number-columns-repeated="25"/>
        </table:table-row>
        <table:table-row table:style-name="ro1">
          <table:table-cell office:value-type="float" office:value="-0.2558132" calcext:value-type="float">
            <text:p>-0.2558132</text:p>
          </table:table-cell>
          <table:table-cell office:value-type="float" office:value="10.60032" calcext:value-type="float">
            <text:p>10.60032</text:p>
          </table:table-cell>
          <table:table-cell office:value-type="float" office:value="1.744187" calcext:value-type="float">
            <text:p>1.7441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847974" calcext:value-type="float">
            <text:p>0.01847974</text:p>
          </table:table-cell>
          <table:table-cell table:number-columns-repeated="25"/>
        </table:table-row>
        <table:table-row table:style-name="ro1">
          <table:table-cell office:value-type="float" office:value="0.7152613" calcext:value-type="float">
            <text:p>0.7152613</text:p>
          </table:table-cell>
          <table:table-cell office:value-type="float" office:value="0.08107611" calcext:value-type="float">
            <text:p>0.08107611</text:p>
          </table:table-cell>
          <table:table-cell office:value-type="float" office:value="4.715261" calcext:value-type="float">
            <text:p>4.7152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687302" calcext:value-type="float">
            <text:p>0.01687302</text:p>
          </table:table-cell>
          <table:table-cell table:number-columns-repeated="25"/>
        </table:table-row>
        <table:table-row table:style-name="ro1">
          <table:table-cell office:value-type="float" office:value="0.6756666" calcext:value-type="float">
            <text:p>0.6756666</text:p>
          </table:table-cell>
          <table:table-cell office:value-type="float" office:value="0.1051922" calcext:value-type="float">
            <text:p>0.1051922</text:p>
          </table:table-cell>
          <table:table-cell office:value-type="float" office:value="4.675667" calcext:value-type="float">
            <text:p>4.675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681215" calcext:value-type="float">
            <text:p>0.01681215</text:p>
          </table:table-cell>
          <table:table-cell table:number-columns-repeated="25"/>
        </table:table-row>
        <table:table-row table:style-name="ro1">
          <table:table-cell office:value-type="float" office:value="0.7385003" calcext:value-type="float">
            <text:p>0.7385003</text:p>
          </table:table-cell>
          <table:table-cell office:value-type="float" office:value="0.0683821" calcext:value-type="float">
            <text:p>0.0683821</text:p>
          </table:table-cell>
          <table:table-cell office:value-type="float" office:value="4.7385" calcext:value-type="float">
            <text:p>4.73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659932" calcext:value-type="float">
            <text:p>0.01659932</text:p>
          </table:table-cell>
          <table:table-cell table:number-columns-repeated="25"/>
        </table:table-row>
        <table:table-row table:style-name="ro1">
          <table:table-cell office:value-type="float" office:value="-0.8029287" calcext:value-type="float">
            <text:p>-0.8029287</text:p>
          </table:table-cell>
          <table:table-cell office:value-type="float" office:value="14.46227" calcext:value-type="float">
            <text:p>14.46227</text:p>
          </table:table-cell>
          <table:table-cell office:value-type="float" office:value="1.197071" calcext:value-type="float">
            <text:p>1.1970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91738" calcext:value-type="float">
            <text:p>0.01591738</text:p>
          </table:table-cell>
          <table:table-cell table:number-columns-repeated="25"/>
        </table:table-row>
        <table:table-row table:style-name="ro1">
          <table:table-cell office:value-type="float" office:value="0.9365551" calcext:value-type="float">
            <text:p>0.9365551</text:p>
          </table:table-cell>
          <table:table-cell office:value-type="float" office:value="0.004025254" calcext:value-type="float">
            <text:p>0.004025254</text:p>
          </table:table-cell>
          <table:table-cell office:value-type="float" office:value="4.936555" calcext:value-type="float">
            <text:p>4.9365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72149" calcext:value-type="float">
            <text:p>0.01572149</text:p>
          </table:table-cell>
          <table:table-cell table:number-columns-repeated="25"/>
        </table:table-row>
        <table:table-row table:style-name="ro1">
          <table:table-cell office:value-type="float" office:value="-0.8029287" calcext:value-type="float">
            <text:p>-0.8029287</text:p>
          </table:table-cell>
          <table:table-cell office:value-type="float" office:value="14.46227" calcext:value-type="float">
            <text:p>14.46227</text:p>
          </table:table-cell>
          <table:table-cell office:value-type="float" office:value="1.197071" calcext:value-type="float">
            <text:p>1.1970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567476" calcext:value-type="float">
            <text:p>0.01567476</text:p>
          </table:table-cell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5T15:32:04.779453423</dc:date>
    <meta:editing-duration>PT59S</meta:editing-duration>
    <meta:editing-cycles>1</meta:editing-cycles>
    <meta:document-statistic meta:table-count="1" meta:cell-count="325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2cm" svg:height="9.005cm" xlink:href=".." xlink:type="simple" chart:class="chart:scatter" chart:style-name="ch1">
        <chart:legend chart:legend-position="end" svg:x="13.729cm" svg:y="4.203cm" style:legend-expansion="high" chart:style-name="ch2"/>
        <chart:plot-area chart:style-name="ch3" table:cell-range-address="best_pop.A3:best_pop.B50" svg:x="0.319cm" svg:y="0.18cm" svg:width="13.091cm" svg:height="8.645cm">
          <chartooo:coordinate-region svg:x="0.61cm" svg:y="0.379cm" svg:width="12.56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est_pop.B3:best_pop.B50" chart:class="chart:scatter">
            <chart:domain table:cell-range-address="best_pop.A3:best_pop.A50"/>
            <chart:data-point chart:repeated="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88799">
                <text:p>0.9988799</text:p>
                <draw:g>
                  <svg:desc>best_pop.A3:best_pop.A50</svg:desc>
                </draw:g>
              </table:table-cell>
              <table:table-cell office:value-type="float" office:value="0.000001254695">
                <text:p>0.000001254695</text:p>
                <draw:g>
                  <svg:desc>best_pop.B3:best_pop.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992476">
                <text:p>-0.9992476</text:p>
              </table:table-cell>
              <table:table-cell office:value-type="float" office:value="16.00602">
                <text:p>16.006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3904915">
                <text:p>-0.03904915</text:p>
              </table:table-cell>
              <table:table-cell office:value-type="float" office:value="9.23582">
                <text:p>9.235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5389951">
                <text:p>0.005389951</text:p>
              </table:table-cell>
              <table:table-cell office:value-type="float" office:value="0.9892491">
                <text:p>0.98924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3317376">
                <text:p>-0.3317376</text:p>
              </table:table-cell>
              <table:table-cell office:value-type="float" office:value="11.10048">
                <text:p>11.100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139537">
                <text:p>0.6139537</text:p>
              </table:table-cell>
              <table:table-cell office:value-type="float" office:value="0.1490317">
                <text:p>0.14903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6444431">
                <text:p>-0.6444431</text:p>
              </table:table-cell>
              <table:table-cell office:value-type="float" office:value="13.28197">
                <text:p>13.281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847504">
                <text:p>-0.3847504</text:p>
              </table:table-cell>
              <table:table-cell office:value-type="float" office:value="11.45653">
                <text:p>11.456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9011205">
                <text:p>-0.9011205</text:p>
              </table:table-cell>
              <table:table-cell office:value-type="float" office:value="15.21874">
                <text:p>15.218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399905">
                <text:p>0.2399905</text:p>
              </table:table-cell>
              <table:table-cell office:value-type="float" office:value="0.5776144">
                <text:p>0.57761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8478272">
                <text:p>-0.8478272</text:p>
              </table:table-cell>
              <table:table-cell office:value-type="float" office:value="14.80577">
                <text:p>14.805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8178921">
                <text:p>0.08178921</text:p>
              </table:table-cell>
              <table:table-cell office:value-type="float" office:value="0.843111">
                <text:p>0.8431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7543039">
                <text:p>-0.7543039</text:p>
              </table:table-cell>
              <table:table-cell office:value-type="float" office:value="14.0948">
                <text:p>14.09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4114172">
                <text:p>-0.4114172</text:p>
              </table:table-cell>
              <table:table-cell office:value-type="float" office:value="11.63777">
                <text:p>11.637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76835">
                <text:p>0.1476835</text:p>
              </table:table-cell>
              <table:table-cell office:value-type="float" office:value="0.7264434">
                <text:p>0.72644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1606662">
                <text:p>-0.1606662</text:p>
              </table:table-cell>
              <table:table-cell office:value-type="float" office:value="9.989811">
                <text:p>9.9898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2167882">
                <text:p>-0.2167882</text:p>
              </table:table-cell>
              <table:table-cell office:value-type="float" office:value="10.34773">
                <text:p>10.347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9424344">
                <text:p>-0.9424344</text:p>
              </table:table-cell>
              <table:table-cell office:value-type="float" office:value="15.54279">
                <text:p>15.542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9596545">
                <text:p>-0.9596545</text:p>
              </table:table-cell>
              <table:table-cell office:value-type="float" office:value="15.67886">
                <text:p>15.678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777678">
                <text:p>0.1777678</text:p>
              </table:table-cell>
              <table:table-cell office:value-type="float" office:value="0.6760658">
                <text:p>0.67606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7158947">
                <text:p>-0.7158947</text:p>
              </table:table-cell>
              <table:table-cell office:value-type="float" office:value="13.80787">
                <text:p>13.807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8706768">
                <text:p>-0.8706768</text:p>
              </table:table-cell>
              <table:table-cell office:value-type="float" office:value="14.98214">
                <text:p>14.982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5684483">
                <text:p>-0.5684483</text:p>
              </table:table-cell>
              <table:table-cell office:value-type="float" office:value="12.73382">
                <text:p>12.733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1913802">
                <text:p>-0.1913802</text:p>
              </table:table-cell>
              <table:table-cell office:value-type="float" office:value="10.18491">
                <text:p>10.184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124878">
                <text:p>0.4124878</text:p>
              </table:table-cell>
              <table:table-cell office:value-type="float" office:value="0.3451705">
                <text:p>0.34517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809462">
                <text:p>-0.0809462</text:p>
              </table:table-cell>
              <table:table-cell office:value-type="float" office:value="9.492229">
                <text:p>9.4922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5445419">
                <text:p>-0.5445419</text:p>
              </table:table-cell>
              <table:table-cell office:value-type="float" office:value="12.56378">
                <text:p>12.563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7831704">
                <text:p>-0.7831704</text:p>
              </table:table-cell>
              <table:table-cell office:value-type="float" office:value="14.31238">
                <text:p>14.312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008734">
                <text:p>0.5008734</text:p>
              </table:table-cell>
              <table:table-cell office:value-type="float" office:value="0.2491274">
                <text:p>0.24912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633336">
                <text:p>0.3633336</text:p>
              </table:table-cell>
              <table:table-cell office:value-type="float" office:value="0.4053442">
                <text:p>0.40534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6907251">
                <text:p>-0.6907251</text:p>
              </table:table-cell>
              <table:table-cell office:value-type="float" office:value="13.62145">
                <text:p>13.621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6105599">
                <text:p>-0.6105599</text:p>
              </table:table-cell>
              <table:table-cell office:value-type="float" office:value="13.03614">
                <text:p>13.036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4495014">
                <text:p>-0.4495014</text:p>
              </table:table-cell>
              <table:table-cell office:value-type="float" office:value="11.89906">
                <text:p>11.899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4699301">
                <text:p>-0.4699301</text:p>
              </table:table-cell>
              <table:table-cell office:value-type="float" office:value="12.04041">
                <text:p>12.040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5161669">
                <text:p>-0.5161669</text:p>
              </table:table-cell>
              <table:table-cell office:value-type="float" office:value="12.36343">
                <text:p>12.363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31087">
                <text:p>0.531087</text:p>
              </table:table-cell>
              <table:table-cell office:value-type="float" office:value="0.2198794">
                <text:p>0.21987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341938">
                <text:p>0.3341938</text:p>
              </table:table-cell>
              <table:table-cell office:value-type="float" office:value="0.4432979">
                <text:p>0.44329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9507342">
                <text:p>-0.09507342</text:p>
              </table:table-cell>
              <table:table-cell office:value-type="float" office:value="9.579479">
                <text:p>9.5794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5978871">
                <text:p>-0.5978871</text:p>
              </table:table-cell>
              <table:table-cell office:value-type="float" office:value="12.94479">
                <text:p>12.944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289626">
                <text:p>-0.289626</text:p>
              </table:table-cell>
              <table:table-cell office:value-type="float" office:value="10.82164">
                <text:p>10.821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098394">
                <text:p>0.8098394</text:p>
              </table:table-cell>
              <table:table-cell office:value-type="float" office:value="0.03616106">
                <text:p>0.036161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2558132">
                <text:p>-0.2558132</text:p>
              </table:table-cell>
              <table:table-cell office:value-type="float" office:value="10.60032">
                <text:p>10.600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152613">
                <text:p>0.7152613</text:p>
              </table:table-cell>
              <table:table-cell office:value-type="float" office:value="0.08107611">
                <text:p>0.081076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756666">
                <text:p>0.6756666</text:p>
              </table:table-cell>
              <table:table-cell office:value-type="float" office:value="0.1051922">
                <text:p>0.10519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385003">
                <text:p>0.7385003</text:p>
              </table:table-cell>
              <table:table-cell office:value-type="float" office:value="0.0683821">
                <text:p>0.06838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8029287">
                <text:p>-0.8029287</text:p>
              </table:table-cell>
              <table:table-cell office:value-type="float" office:value="14.46227">
                <text:p>14.462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365551">
                <text:p>0.9365551</text:p>
              </table:table-cell>
              <table:table-cell office:value-type="float" office:value="0.004025254">
                <text:p>0.0040252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8029287">
                <text:p>-0.8029287</text:p>
              </table:table-cell>
              <table:table-cell office:value-type="float" office:value="14.46227">
                <text:p>14.462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